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5in" fo:break-before="auto" style:use-optimal-row-height="true"/>
    </style:style>
    <style:style style:name="ro3" style:family="table-row">
      <style:table-row-properties style:row-height="0.625in" fo:break-before="auto" style:use-optimal-row-height="true"/>
    </style:style>
    <style:style style:name="ro4" style:family="table-row">
      <style:table-row-properties style:row-height="1.4583333333333333in" fo:break-before="auto" style:use-optimal-row-height="true"/>
    </style:style>
    <style:style style:name="ro5" style:family="table-row">
      <style:table-row-properties style:row-height="1.875in" fo:break-before="auto" style:use-optimal-row-height="true"/>
    </style:style>
    <style:style style:name="ro6" style:family="table-row">
      <style:table-row-properties style:row-height="0.8333333333333334in" fo:break-before="auto" style:use-optimal-row-height="true"/>
    </style:style>
    <style:style style:name="ro7" style:family="table-row">
      <style:table-row-properties style:row-height="1.0416666666666667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291666666666666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1969~ 裏番動畫目錄表 (里番动画 Hanime アダルトアニメ目錄表 adult anime 成人動畫 list 日本 japanese)</text:p>
          </table:table-cell>
        </table:table-row>
        <table:table-row table:style-name="ro3">
          <table:table-cell table:style-name="ce21" office:value-type="float" office:value="1983">
            <text:p>1905-06-05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5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6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7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3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4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7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7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7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6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3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4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3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6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7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7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7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7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3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4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6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3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7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7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3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7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7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3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3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3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7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6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6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7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5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7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 うろつき童子1 超神誕生篇</text:p>
          </table:table-cell>
        </table:table-row>
        <table:table-row table:style-name="ro4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4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7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6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7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6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4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7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 うろつき童子2 超神呪殺篇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9">
          <table:table-cell table:style-name="ce21" office:value-type="float" office:value="32263">
            <text:p>1988-04-30</text:p>
          </table:table-cell>
          <table:table-cell table:style-name="ce22" office:value-type="string">
            <text:p>CLASSICAL SEX-ZONE1 学園源氏物語 -はだかのげんちゃん-</text:p>
          </table:table-cell>
        </table:table-row>
        <table:table-row table:style-name="ro3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　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4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4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7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3 完結地獄篇</text:p>
          </table:table-cell>
        </table:table-row>
        <table:table-row table:style-name="ro4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6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3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7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6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3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6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6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7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3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6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4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3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6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7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4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3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4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4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4・魔胎伝 上 狂王復活への祈り</text:p>
          </table:table-cell>
        </table:table-row>
        <table:table-row table:style-name="ro3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3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4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5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3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3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[從缺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7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 [從缺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7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3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3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7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6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3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8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6・未来篇 1 真・超神の誕生</text:p>
          </table:table-cell>
        </table:table-row>
        <table:table-row table:style-name="ro3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4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7・未来篇 2 シーザーズ・パレスの謎</text:p>
          </table:table-cell>
        </table:table-row>
        <table:table-row table:style-name="ro6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6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4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8・未来篇 3 シーザーズ・パレスの崩壊</text:p>
          </table:table-cell>
        </table:table-row>
        <table:table-row table:style-name="ro3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3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6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[從缺</text:p>
          </table:table-cell>
        </table:table-row>
        <table:table-row table:style-name="ro8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9・未来篇 4 未知への旅立ち</text:p>
          </table:table-cell>
        </table:table-row>
        <table:table-row table:style-name="ro7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6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6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10・放浪篇 1 秘密の花園</text:p>
          </table:table-cell>
        </table:table-row>
        <table:table-row table:style-name="ro6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3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11・放浪篇 2 神への長い道</text:p>
          </table:table-cell>
        </table:table-row>
        <table:table-row table:style-name="ro3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3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</text:p>
          </table:table-cell>
        </table:table-row>
        <table:table-row table:style-name="ro7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10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 1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3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6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6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3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6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4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6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4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3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7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3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10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 2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3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6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3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12・放浪篇 3 旅、果つる処</text:p>
          </table:table-cell>
        </table:table-row>
        <table:table-row table:style-name="ro3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3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6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3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3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3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3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7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3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ヴィジョナリィ By 遊人 あなたの夢かなえます</text:p>
          </table:table-cell>
        </table:table-row>
        <table:table-row table:style-name="ro3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6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3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4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3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3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8">
          <table:table-cell table:style-name="ce21" office:value-type="float" office:value="35013">
            <text:p>1995-11-10</text:p>
          </table:table-cell>
          <table:table-cell table:style-name="ce22" office:value-type="string">
            <text:p>超神伝説うろつき童子13・放浪篇 邪淫姦全版</text:p>
          </table:table-cell>
        </table:table-row>
        <table:table-row table:style-name="ro6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3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7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7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7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3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7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ヴィジョナリィ2  by 遊人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3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7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6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7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7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4">
          <table:table-cell table:style-name="ce21" office:value-type="float" office:value="35154">
            <text:p>1996-03-30</text:p>
          </table:table-cell>
          <table:table-cell table:style-name="ce22" office:value-type="string">
            <text:p>超神伝説うろつき童子14 ・狂王篇 劇場版V2 狂殺魔獣伝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ヴィジョナリィ3  by 遊人 [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3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3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7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3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3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3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3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</text:p>
          </table:table-cell>
        </table:table-row>
        <table:table-row table:style-name="ro6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6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3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4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4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3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7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7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3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3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3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7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6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7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7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7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4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7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7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4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15・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7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7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7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7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4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6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7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6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7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3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7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7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7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6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6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6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7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7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6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6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3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6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6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3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6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7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6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3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3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6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6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4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6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6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6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7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6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6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3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6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6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7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7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3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6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6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3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6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7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6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6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7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3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3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6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3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3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6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6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7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6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4">
          <table:table-cell table:style-name="ce21" office:value-type="float" office:value="36161">
            <text:p>1999-01-01</text:p>
          </table:table-cell>
          <table:table-cell table:style-name="ce22" office:value-type="string">
            <text:p>真・超神伝説うろつき童子17・魔胎伝 インターナショナル完全版</text:p>
          </table:table-cell>
        </table:table-row>
        <table:table-row table:style-name="ro9">
          <table:table-cell table:style-name="ce21" office:value-type="float" office:value="36161">
            <text:p>1999-01-01</text:p>
          </table:table-cell>
          <table:table-cell table:style-name="ce22" office:value-type="string">
            <text:p>超神伝説うろつき童子18・未来篇 ディレクターズ・エディション</text:p>
          </table:table-cell>
        </table:table-row>
        <table:table-row table:style-name="ro8">
          <table:table-cell table:style-name="ce21" office:value-type="float" office:value="36161">
            <text:p>1999-01-01</text:p>
          </table:table-cell>
          <table:table-cell table:style-name="ce22" office:value-type="string">
            <text:p>超神伝説うろつき童子・16 オリジナル劇場公開版</text:p>
          </table:table-cell>
        </table:table-row>
        <table:table-row table:style-name="ro6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6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3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3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6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5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6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6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3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3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6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6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3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3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6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3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6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3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7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6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3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3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6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7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7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3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3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6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7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3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3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7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7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6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7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3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3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6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6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3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3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7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7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3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6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3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6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7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3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6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3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3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7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3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3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3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7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7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6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3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3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6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7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7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3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6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3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7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4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4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7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3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3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3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6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6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7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7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3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7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7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7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6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7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6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4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6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3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4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3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7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6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7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7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6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3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6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3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4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6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7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4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4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3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3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3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6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3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6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5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3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6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3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3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3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5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6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7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4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</text:p>
          </table:table-cell>
          <table:table-cell table:style-name="ce22" office:value-type="string">
            <text:p>cace.2</text:p>
          </table:table-cell>
        </table:table-row>
        <table:table-row table:style-name="ro4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3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6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3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3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6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6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4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3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5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7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3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7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6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4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5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5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3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6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3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3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7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4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5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3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3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3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6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3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6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6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17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6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6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4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3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3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3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3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4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3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6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6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3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7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6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4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5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3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5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3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3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3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4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7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3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3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3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3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4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3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3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6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3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7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7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4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4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3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3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7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6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3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3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3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6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3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3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7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6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4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6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6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6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6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6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3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3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7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7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3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3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4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3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7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6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3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6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3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3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6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3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6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6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3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7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4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4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7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6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6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3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3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6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7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3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7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6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17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4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3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3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3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4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4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4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6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6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6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7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4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6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3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3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17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3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17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6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6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3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7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4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3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6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3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3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3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7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3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3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6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7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3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3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7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6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7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4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7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3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3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6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4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6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3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6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7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17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3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3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3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6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4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6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7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6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6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7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7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3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3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7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4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6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3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6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3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6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3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7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4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3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6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6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3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6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3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6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4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4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3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4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6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3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3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3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6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3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3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4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7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7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6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3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6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6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4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6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6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3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3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3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3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3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3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6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6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4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4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7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7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6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6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7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4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3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3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3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3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7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4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4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3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5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7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3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3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7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3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5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7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7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7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5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4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7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3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3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7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3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7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4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3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3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7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6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6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5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3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6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3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6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6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3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17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6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3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4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4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6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6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3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5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6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7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4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4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17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7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7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17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7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5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3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6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3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4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7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7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5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3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17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6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3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7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7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7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3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5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7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7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3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5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3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6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3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6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3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5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6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6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3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5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5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7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5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7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5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6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6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6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3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5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3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4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6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6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3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7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4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17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5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6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6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3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5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4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6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4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7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7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7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17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6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6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3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7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7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6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5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7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6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6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3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3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4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6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7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5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6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3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3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6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3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7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4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7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4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7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7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6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6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5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7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7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6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3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6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4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7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3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7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7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7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7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7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6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7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7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3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4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3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6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6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7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7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3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7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7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7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3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7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7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7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4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7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4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3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3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4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7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3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3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3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4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7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4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4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6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4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7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17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4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7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7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4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3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5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7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7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4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4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17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4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4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4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6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3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3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6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6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3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4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4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4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7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4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5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4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17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7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7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6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17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3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3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2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4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6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4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7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6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17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3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3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7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17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4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6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4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6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4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6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4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3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4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7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3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3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7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7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17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3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6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7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4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6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4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4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7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7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6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4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6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17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6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4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4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3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4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6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4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5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6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6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5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17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7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4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4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4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7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6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17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6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3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5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17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3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4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7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7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17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7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6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4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6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3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7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7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6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6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7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6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3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5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4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3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3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7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7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6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7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7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3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4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5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17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7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4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7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7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7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7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5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17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5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5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3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17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1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number-rows-repeated="1" table:style-name="ro1"/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5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5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5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5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5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5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4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5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7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7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7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7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7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9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9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7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2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7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9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4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8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5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11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11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2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2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5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9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11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11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20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17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1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9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5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5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8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9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9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17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